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 officeooo:rsid="0007d216" officeooo:paragraph-rsid="0007d21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normal" officeooo:rsid="00084934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RVATOS</text:p>
      <text:p text:style-name="P3"/>
      <text:p text:style-name="P1"><text:span text:style-name="T1">Le envío datos y fotos de los dibujos a plumilla re</text:span><text:span text:style-name="T2">a</text:span><text:span text:style-name="T1">lizados.</text:span><text:line-break/><text:span text:style-name="T1">El tema del monumento a Becquer empezaré a estudiarlo ahora, aunque le</text:span><text:line-break/><text:span text:style-name="T1">adelanto que no lo veo muy factible. Un saludo, Juan Olalla.</text:span><text:line-break/><text:line-break/><text:span text:style-name="T1">COLEGIATA SAN PEDRO EN CERVATOS:</text:span><text:line-break/><text:span text:style-name="T1">1.- Tamaño: 24 x 17 cm. sobre papel guarro de 190gr. de 32,2 x 22,8</text:span><text:line-break/><text:span text:style-name="T3">     </text:span><text:span text:style-name="T1">Precio: 85 euros</text:span><text:line-break/><text:line-break/><text:span text:style-name="T1">2.-  Tamaño: 32,5 x 24 cm. sobre papel guarro de 190gr. de 40,2 x 29,6</text:span><text:line-break/><text:span text:style-name="T3">     </text:span><text:span text:style-name="T1">Precio: 150 euros</text:span> </text:p>
      <text:p text:style-name="P1"/>
      <text:p text:style-name="P1"><text:span text:style-name="T1">Gracias.  Por que lo de Becquer no es muy factible?</text:span><text:line-break/><text:line-break/><text:span text:style-name="T1">Lo de Cervatos - quiero la imagen no solamente para poner en la pared.  Quiero utilizar lo en un eLibro (libro electrónico) sobre Cervatos.  Duraría crédito en el libro de Ud como el artista, y incluir su dirección de email si desea.</text:span><text:line-break/><text:line-break/><text:span text:style-name="T1">Tender yo los derechos para esto?</text:span><text:line-break/><text:line-break/><text:span text:style-name="T1">gracias - Mark</text:span> </text:p>
      <text:p text:style-name="P1"/>
      <text:p text:style-name="P1"><text:span text:style-name="T1">los dibujos realizados de Cervatos ya están publicados en mi página</text:span><text:line-break/><text:span text:style-name="T1">web, por tanto son de dominio público y se pueden utilizar sin</text:span><text:line-break/><text:span text:style-name="T1">licencia alguna. Sí me gustaría que si los utiliza para el libro sobre</text:span><text:line-break/><text:span text:style-name="T1">Cervatos me lo haga saber.</text:span><text:line-break/><text:span text:style-name="T1">Sobre el monumento a Bécquer, la dificultad está en que es un trabajo</text:span><text:line-break/><text:span text:style-name="T1">que no he hecho nunca y no se cual será el resultado. Pero por</text:span><text:line-break/><text:span text:style-name="T1">supuesto que lo voy a intentar. Le tendré informado. saludos, juan</text:span><text:line-break/><text:span text:style-name="T1">Olalla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8:20:53.773000000</meta:creation-date>
    <dc:date>2016-12-14T19:49:56.893000000</dc:date>
    <meta:editing-duration>PT24M28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4" meta:word-count="217" meta:character-count="1195" meta:non-whitespace-character-count="960"/>
  </office:meta>
</office:document-meta>
</file>